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IBM Plex Mono" svg:font-family="'IBM Plex Mono'"/>
    <style:font-face style:name="IBM Plex Mono1" svg:font-family="'IBM Plex Mono'" style:font-pitch="variable"/>
    <style:font-face style:name="IBM Plex Mono2" svg:font-family="'IBM Plex Mono'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1.97cm" fo:min-width="25.686cm"/>
      <style:paragraph-properties style:writing-mode="lr-tb"/>
    </style:style>
    <style:style style:name="gr2" style:family="graphic" style:parent-style-name="standard">
      <style:graphic-properties svg:stroke-color="#800080" draw:fill-color="#800080" draw:textarea-horizontal-align="justify" draw:textarea-vertical-align="middle" draw:auto-grow-height="false" fo:min-height="9.842cm" fo:min-width="25.14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4" style:family="graphic" style:parent-style-name="standard">
      <style:graphic-properties svg:stroke-color="#81d41a" draw:fill-color="#81d41a" draw:textarea-horizontal-align="justify" draw:textarea-vertical-align="middle" draw:auto-grow-height="false" fo:min-height="3.81cm" fo:min-width="3.556cm" fo:wrap-option="wrap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635cm" fo:min-width="0.381cm" fo:wrap-option="wrap"/>
    </style:style>
    <style:style style:name="gr6" style:family="graphic" style:parent-style-name="standard">
      <style:graphic-properties svg:stroke-color="#ffbf00" draw:fill-color="#ffbf00" draw:textarea-horizontal-align="justify" draw:textarea-vertical-align="middle" draw:auto-grow-height="false" fo:min-height="3.81cm" fo:min-width="3.556cm" fo:wrap-option="wrap"/>
    </style:style>
    <style:style style:name="gr7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8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9" style:family="graphic" style:parent-style-name="objectwithoutfill">
      <style:graphic-properties svg:stroke-width="0.106cm" svg:stroke-color="#ffbf00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10" style:family="graphic" style:parent-style-name="standard">
      <style:graphic-properties svg:stroke-width="0.106cm" svg:stroke-color="#ff0000" draw:marker-start="Arrowheads_20_1" draw:marker-start-width="0.359cm" draw:marker-end="Arrowheads_20_1" draw:marker-end-width="0.359cm" draw:textarea-vertical-align="middle" fo:padding-top="0.053cm" fo:padding-bottom="0.053cm" fo:padding-left="0.307cm" fo:padding-right="0.053cm"/>
    </style:style>
    <style:style style:name="gr11" style:family="graphic" style:parent-style-name="standard">
      <style:graphic-properties svg:stroke-width="0.106cm" svg:stroke-color="#ff4000" draw:marker-start="Arrowheads_20_1" draw:marker-start-width="0.359cm" draw:marker-end="Arrowheads_20_1" draw:marker-end-width="0.359cm" draw:textarea-vertical-align="middle" fo:padding-top="0.053cm" fo:padding-bottom="0.053cm" fo:padding-left="0.307cm" fo:padding-right="0.053cm"/>
    </style:style>
    <style:style style:name="gr12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053cm" fo:padding-bottom="0.053cm" fo:padding-left="0.053cm" fo:padding-right="0.053cm"/>
    </style:style>
    <style:style style:name="gr13" style:family="graphic" style:parent-style-name="standard">
      <style:graphic-properties svg:stroke-width="0.106cm" svg:stroke-color="#ffff00" draw:marker-start="Arrowheads_20_2" draw:marker-start-width="0.359cm" draw:marker-end="Arrowheads_20_2" draw:marker-end-width="0.359cm" draw:textarea-vertical-align="middle" fo:padding-top="0.053cm" fo:padding-bottom="0.053cm" fo:padding-left="0.307cm" fo:padding-right="0.053cm"/>
    </style:style>
    <style:style style:name="P1" style:family="paragraph">
      <style:paragraph-properties fo:text-align="start" style:writing-mode="lr-tb"/>
      <style:text-properties style:font-name="IBM Plex Mono2" fo:font-size="26pt" style:font-size-asian="26pt" style:font-size-complex="26pt"/>
    </style:style>
    <style:style style:name="P2" style:family="paragraph">
      <style:paragraph-properties fo:text-align="center" style:writing-mode="lr-tb"/>
      <style:text-properties style:font-name="IBM Plex Mono2" fo:font-size="26pt" style:font-size-asian="26pt" style:font-size-complex="26pt"/>
    </style:style>
    <style:style style:name="P3" style:family="paragraph">
      <loext:graphic-properties draw:fill-color="#800080"/>
      <style:paragraph-properties fo:text-align="center" style:writing-mode="lr-tb"/>
    </style:style>
    <style:style style:name="P4" style:family="paragraph">
      <style:paragraph-properties fo:text-align="center"/>
      <style:text-properties fo:color="#ffffff" loext:opacity="100%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IBM Plex Mono2" fo:font-size="26pt" style:font-size-asian="26pt" style:font-size-complex="26pt"/>
    </style:style>
    <style:style style:name="P6" style:family="paragraph">
      <loext:graphic-properties draw:fill-color="#81d41a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bf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IBM Plex Mono2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IBM Plex Mono2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IBM Plex Mono2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81d41a" loext:opacity="100%" style:font-name="IBM Plex Mono2" fo:font-size="24pt" style:font-size-asian="24pt" style:font-size-complex="24pt"/>
    </style:style>
    <style:style style:name="P15" style:family="paragraph">
      <loext:graphic-properties draw:fill="none" draw:fill-color="#ffffff"/>
      <style:paragraph-properties style:writing-mode="lr-tb"/>
      <style:text-properties style:font-name="IBM Plex Mono2" fo:font-size="24pt" style:font-size-asian="24pt" style:font-size-complex="24pt"/>
    </style:style>
    <style:style style:name="P16" style:family="paragraph">
      <loext:graphic-properties draw:fill="none" draw:fill-color="#ffffff"/>
      <style:paragraph-properties style:writing-mode="lr-tb"/>
      <style:text-properties style:font-name="IBM Plex Mono2" fo:font-size="16pt" style:font-size-asian="16pt" style:font-size-complex="16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IBM Plex Mono2" fo:font-size="26pt" fo:background-color="#ffbf00" style:font-size-asian="26pt" style:font-size-complex="26pt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IBM Plex Mono2" fo:font-size="18pt" fo:background-color="transparent" style:font-size-asian="18pt" style:font-size-complex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IBM Plex Mono2" fo:font-size="26pt" fo:background-color="#81d41a" style:font-size-asian="26pt" style:font-size-complex="26pt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IBM Plex Mono2" fo:background-color="#ff0000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IBM Plex Mono2" fo:font-size="16pt" style:font-size-asian="16pt" style:font-size-complex="16pt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IBM Plex Mono2" fo:font-size="18pt" fo:background-color="#ffff00" style:font-size-asian="18pt" style:font-size-complex="18pt"/>
    </style:style>
    <style:style style:name="T1" style:family="text">
      <style:text-properties style:font-name="IBM Plex Mono2" fo:font-size="26pt" style:font-size-asian="26pt" style:font-size-complex="26pt"/>
    </style:style>
    <style:style style:name="T2" style:family="text">
      <style:text-properties fo:color="#ffffff" loext:opacity="100%" style:font-name="IBM Plex Mono2" fo:font-size="26pt" style:font-size-asian="26pt" style:font-size-complex="26pt"/>
    </style:style>
    <style:style style:name="T3" style:family="text">
      <style:text-properties style:font-name="IBM Plex Mono2"/>
    </style:style>
    <style:style style:name="T4" style:family="text">
      <style:text-properties style:font-name="IBM Plex Mono2" fo:font-size="12pt" style:font-size-asian="12pt" style:font-size-complex="12pt"/>
    </style:style>
    <style:style style:name="T5" style:family="text">
      <style:text-properties fo:color="#81d41a" loext:opacity="100%" style:font-name="IBM Plex Mono2" fo:font-size="24pt" style:font-size-asian="24pt" style:font-size-complex="24pt"/>
    </style:style>
    <style:style style:name="T6" style:family="text">
      <style:text-properties style:font-name="IBM Plex Mono2" fo:font-size="24pt" style:font-size-asian="24pt" style:font-size-complex="24pt"/>
    </style:style>
    <style:style style:name="T7" style:family="text">
      <style:text-properties style:font-name="IBM Plex Mono2" fo:font-size="16pt" style:font-size-asian="16pt" style:font-size-complex="16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Mono2" fo:font-size="26pt" fo:font-style="normal" fo:text-shadow="none" style:text-underline-style="none" fo:font-weight="normal" style:letter-kerning="true" fo:background-color="#ffbf00" style:font-name-asian="IBM Plex Mono" style:font-size-asian="26pt" style:font-style-asian="normal" style:font-weight-asian="normal" style:font-name-complex="IBM Plex Mono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IBM Plex Mono" fo:font-size="26pt" fo:background-color="#ffbf00" style:font-name-asian="IBM Plex Mono" style:font-size-asian="26pt" style:font-name-complex="IBM Plex Mono" style:font-size-complex="26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Mono2" fo:font-size="18pt" fo:font-style="normal" fo:text-shadow="none" style:text-underline-style="none" fo:font-weight="normal" style:letter-kerning="true" fo:background-color="transparent" style:font-name-asian="IBM Plex Mono" style:font-size-asian="18pt" style:font-style-asian="normal" style:font-weight-asian="normal" style:font-name-complex="IBM Plex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IBM Plex Mono" fo:font-size="18pt" fo:background-color="transparent" style:font-name-asian="IBM Plex Mono" style:font-size-asian="18pt" style:font-name-complex="IBM Plex Mono" style:font-size-complex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IBM Plex Mono2" fo:font-size="26pt" fo:font-style="normal" fo:text-shadow="none" style:text-underline-style="none" fo:font-weight="normal" style:letter-kerning="true" fo:background-color="#81d41a" style:font-name-asian="IBM Plex Mono" style:font-size-asian="26pt" style:font-style-asian="normal" style:font-weight-asian="normal" style:font-name-complex="IBM Plex Mono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IBM Plex Mono" fo:font-size="26pt" fo:background-color="#81d41a" style:font-name-asian="IBM Plex Mono" style:font-size-asian="26pt" style:font-name-complex="IBM Plex Mono" style:font-size-complex="26pt"/>
    </style:style>
    <style:style style:name="T14" style:family="text">
      <style:text-properties style:font-name="IBM Plex Mono2" fo:background-color="#ff0000"/>
    </style:style>
    <style:style style:name="T15" style:family="text">
      <style:text-properties style:font-name="IBM Plex Mono2" fo:font-size="18pt" fo:background-color="#ffff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94cm" svg:height="11.97cm" svg:x="1cm" svg:y="8.62cm">
          <text:p text:style-name="P1"><text:span text:style-name="T1">Linux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4cm" svg:height="9.842cm" svg:x="1.335cm" svg:y="10.52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4.445cm" svg:height="1.587cm" svg:x="1.27cm" svg:y="10.233cm">
          <draw:text-box>
            <text:p text:style-name="P4"><text:span text:style-name="T2">Docker</text:span></text:p>
          </draw:text-box>
        </draw:frame>
        <draw:custom-shape draw:style-name="gr4" draw:text-style-name="P6" draw:layer="layout" svg:width="3.81cm" svg:height="3.81cm" svg:x="1.635cm" svg:y="14.0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3.81cm" svg:x="6.397cm" svg:y="14.0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3.81cm" svg:x="11.16cm" svg:y="14.0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1cm" svg:height="3.81cm" svg:x="22.272cm" svg:y="14.0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9" draw:id="id9" draw:layer="layout" svg:width="0.635cm" svg:height="0.635cm" svg:x="4.492cm" svg:y="14.0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10" draw:id="id10" draw:layer="layout" svg:width="0.635cm" svg:height="0.635cm" svg:x="9.255cm" svg:y="14.0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11" draw:id="id11" draw:layer="layout" svg:width="0.635cm" svg:height="0.635cm" svg:x="14.017cm" svg:y="14.0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12" draw:id="id12" draw:layer="layout" svg:width="0.635cm" svg:height="0.635cm" svg:x="25.13cm" svg:y="14.0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0.635cm" svg:height="0.635cm" svg:x="8.007cm" svg:y="8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4" draw:id="id4" draw:layer="layout" svg:width="0.635cm" svg:height="0.635cm" svg:x="12.582cm" svg:y="8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0.635cm" svg:height="0.635cm" svg:x="17.175cm" svg:y="8.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8" draw:id="id8" draw:layer="layout" svg:width="0.635cm" svg:height="0.635cm" svg:x="23.372cm" svg:y="8.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1" draw:id="id1" draw:layer="layout" svg:width="3.81cm" svg:height="3.81cm" svg:x="1cm" svg:y="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3" draw:id="id3" draw:layer="layout" svg:width="3.81cm" svg:height="3.81cm" svg:x="6.1cm" svg:y="2.6cm">
          <draw:glue-point draw:id="4" svg:x="4.112cm" svg:y="5cm"/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5" draw:id="id5" draw:layer="layout" svg:width="3.81cm" svg:height="3.81cm" svg:x="11.16cm" svg:y="2.6cm">
          <draw:glue-point draw:id="4" svg:x="3.333cm" svg:y="5cm"/>
          <text:p/>
          <draw:enhanced-geometry svg:viewBox="0 0 21600 21600" draw:type="rectangle" draw:enhanced-path="M 0 0 L 21600 0 21600 21600 0 21600 0 0 Z N"/>
        </draw:custom-shape>
        <draw:custom-shape draw:style-name="gr6" draw:text-style-name="P8" xml:id="id7" draw:id="id7" draw:layer="layout" svg:width="3.81cm" svg:height="3.81cm" svg:x="22.272cm" svg:y="2.6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81cm" svg:height="1.27cm" svg:x="0.9cm" svg:y="2.717cm">
          <draw:text-box>
            <text:p><text:span text:style-name="T3">Student Device 1</text:span></text:p>
          </draw:text-box>
        </draw:frame>
        <draw:frame draw:style-name="gr7" draw:text-style-name="P9" draw:layer="layout" svg:width="3.81cm" svg:height="1.27cm" svg:x="6cm" svg:y="2.729cm">
          <draw:text-box>
            <text:p><text:span text:style-name="T3">Student Device 2</text:span></text:p>
          </draw:text-box>
        </draw:frame>
        <draw:frame draw:style-name="gr7" draw:text-style-name="P9" draw:layer="layout" svg:width="3.81cm" svg:height="1.27cm" svg:x="11.1cm" svg:y="2.741cm">
          <draw:text-box>
            <text:p><text:span text:style-name="T3">Student Device 3</text:span></text:p>
          </draw:text-box>
        </draw:frame>
        <draw:frame draw:style-name="gr7" draw:text-style-name="P9" draw:layer="layout" svg:width="3.81cm" svg:height="1.27cm" svg:x="22.2cm" svg:y="2.753cm">
          <draw:text-box>
            <text:p><text:span text:style-name="T3">Student Device N</text:span></text:p>
          </draw:text-box>
        </draw:frame>
        <draw:line draw:style-name="gr8" draw:text-style-name="P10" draw:layer="layout" svg:x1="1.635cm" svg:y1="19.98cm" svg:x2="26.082cm" svg:y2="19.98cm">
          <text:p/>
        </draw:line>
        <draw:line draw:style-name="gr8" draw:text-style-name="P10" draw:layer="layout" svg:x1="26.032cm" svg:y1="18.915cm" svg:x2="26.032cm" svg:y2="20.033cm">
          <text:p/>
        </draw:line>
        <draw:line draw:style-name="gr8" draw:text-style-name="P10" draw:layer="layout" svg:x1="1.663cm" svg:y1="18.915cm" svg:x2="1.663cm" svg:y2="20.033cm">
          <text:p/>
        </draw:line>
        <draw:frame draw:style-name="gr3" draw:text-style-name="P12" draw:layer="layout" svg:width="3.492cm" svg:height="0.952cm" svg:x="1.635cm" svg:y="16.24cm">
          <draw:text-box>
            <text:p text:style-name="P11"><text:span text:style-name="T3">Ubuntu 1</text:span></text:p>
          </draw:text-box>
        </draw:frame>
        <draw:frame draw:style-name="gr3" draw:text-style-name="P12" draw:layer="layout" svg:width="3.492cm" svg:height="0.952cm" svg:x="6.397cm" svg:y="16.24cm">
          <draw:text-box>
            <text:p text:style-name="P11"><text:span text:style-name="T3">Ubuntu 2</text:span></text:p>
          </draw:text-box>
        </draw:frame>
        <draw:frame draw:style-name="gr3" draw:text-style-name="P12" draw:layer="layout" svg:width="3.492cm" svg:height="0.952cm" svg:x="11.16cm" svg:y="16.24cm">
          <draw:text-box>
            <text:p text:style-name="P11"><text:span text:style-name="T3">Ubuntu 3</text:span></text:p>
          </draw:text-box>
        </draw:frame>
        <draw:frame draw:style-name="gr3" draw:text-style-name="P12" draw:layer="layout" svg:width="3.492cm" svg:height="0.952cm" svg:x="22.273cm" svg:y="16.24cm">
          <draw:text-box>
            <text:p text:style-name="P11"><text:span text:style-name="T3">Ubuntu N</text:span></text:p>
          </draw:text-box>
        </draw:frame>
        <draw:frame draw:style-name="gr3" draw:text-style-name="P13" draw:layer="layout" svg:width="2.222cm" svg:height="0.635cm" svg:x="2.27cm" svg:y="14.017cm">
          <draw:text-box>
            <text:p text:style-name="P11"><text:span text:style-name="T4">Port 22</text:span></text:p>
          </draw:text-box>
        </draw:frame>
        <draw:frame draw:style-name="gr3" draw:text-style-name="P13" draw:layer="layout" svg:width="2.222cm" svg:height="0.635cm" svg:x="7.07cm" svg:y="14.018cm">
          <draw:text-box>
            <text:p text:style-name="P11"><text:span text:style-name="T4">Port 22</text:span></text:p>
          </draw:text-box>
        </draw:frame>
        <draw:frame draw:style-name="gr3" draw:text-style-name="P13" draw:layer="layout" svg:width="2.222cm" svg:height="0.635cm" svg:x="11.87cm" svg:y="14.019cm">
          <draw:text-box>
            <text:p text:style-name="P11"><text:span text:style-name="T4">Port 22</text:span></text:p>
          </draw:text-box>
        </draw:frame>
        <draw:frame draw:style-name="gr3" draw:text-style-name="P13" draw:layer="layout" svg:width="2.222cm" svg:height="0.635cm" svg:x="22.97cm" svg:y="14.02cm">
          <draw:text-box>
            <text:p text:style-name="P11"><text:span text:style-name="T4">Port 22</text:span></text:p>
          </draw:text-box>
        </draw:frame>
        <draw:frame draw:style-name="gr3" draw:text-style-name="P14" draw:layer="layout" svg:width="11.572cm" svg:height="1.694cm" svg:x="9.62cm" svg:y="18.562cm">
          <draw:text-box>
            <text:p text:style-name="P11"><text:span text:style-name="T5">N Ubuntu containers</text:span></text:p>
          </draw:text-box>
        </draw:frame>
        <draw:line draw:style-name="gr9" draw:text-style-name="P10" draw:layer="layout" svg:x1="1cm" svg:y1="1.035cm" svg:x2="26.94cm" svg:y2="1.035cm">
          <text:p/>
        </draw:line>
        <draw:line draw:style-name="gr9" draw:text-style-name="P10" draw:layer="layout" svg:x1="1cm" svg:y1="1.035cm" svg:x2="1cm" svg:y2="2.27cm">
          <text:p/>
        </draw:line>
        <draw:line draw:style-name="gr9" draw:text-style-name="P10" draw:layer="layout" svg:x1="26.94cm" svg:y1="1cm" svg:x2="26.94cm" svg:y2="2.27cm">
          <text:p/>
        </draw:line>
        <draw:frame draw:style-name="gr7" draw:text-style-name="P15" draw:layer="layout" svg:width="8.89cm" svg:height="1.587cm" svg:x="11.795cm" svg:y="1cm">
          <draw:text-box>
            <text:p><text:span text:style-name="T6">N Students</text:span></text:p>
          </draw:text-box>
        </draw:frame>
        <draw:frame draw:style-name="gr7" draw:text-style-name="P16" draw:layer="layout" svg:width="4.273cm" svg:height="1.158cm" svg:x="8.492cm" svg:y="8.532cm">
          <draw:text-box>
            <text:p><text:span text:style-name="T7">Port 49152</text:span></text:p>
          </draw:text-box>
        </draw:frame>
        <draw:frame draw:style-name="gr7" draw:text-style-name="P16" draw:layer="layout" svg:width="3.932cm" svg:height="0.747cm" svg:x="13.06cm" svg:y="8.533cm">
          <draw:text-box>
            <text:p><text:span text:style-name="T7">Port 49153</text:span></text:p>
          </draw:text-box>
        </draw:frame>
        <draw:frame draw:style-name="gr7" draw:text-style-name="P16" draw:layer="layout" svg:width="3.928cm" svg:height="0.635cm" svg:x="17.592cm" svg:y="8.534cm">
          <draw:text-box>
            <text:p><text:span text:style-name="T7">Port 49154</text:span></text:p>
          </draw:text-box>
        </draw:frame>
        <draw:frame draw:style-name="gr7" draw:text-style-name="P16" draw:layer="layout" svg:width="2.858cm" svg:height="0.635cm" svg:x="24.492cm" svg:y="8.535cm">
          <draw:text-box>
            <text:p><text:span text:style-name="T7">Port 65535</text:span></text:p>
          </draw:text-box>
        </draw:frame>
        <draw:connector draw:style-name="gr10" draw:text-style-name="P11" draw:layer="layout" svg:x1="2.905cm" svg:y1="6.41cm" svg:x2="8.324cm" svg:y2="8.62cm" draw:start-shape="id1" draw:start-glue-point="2" draw:end-shape="id2" draw:end-glue-point="0" svg:d="M2905 6410v1105h5419v1105" svg:viewBox="0 0 5420 2211">
          <text:p/>
        </draw:connector>
        <draw:connector draw:style-name="gr11" draw:text-style-name="P11" draw:layer="layout" svg:x1="9.571cm" svg:y1="6.41cm" svg:x2="12.899cm" svg:y2="8.62cm" draw:start-shape="id3" draw:start-glue-point="4" draw:end-shape="id4" draw:end-glue-point="0" svg:d="M9571 6410v1105h3328v1105" svg:viewBox="0 0 3329 2211">
          <text:p/>
        </draw:connector>
        <draw:connector draw:style-name="gr10" draw:text-style-name="P11" draw:layer="layout" svg:x1="14.334cm" svg:y1="6.41cm" svg:x2="17.492cm" svg:y2="8.62cm" draw:start-shape="id5" draw:start-glue-point="4" draw:end-shape="id6" draw:end-glue-point="0" svg:d="M14334 6410v1105h3158v1105" svg:viewBox="0 0 3159 2211">
          <text:p/>
        </draw:connector>
        <draw:connector draw:style-name="gr10" draw:text-style-name="P11" draw:layer="layout" svg:x1="24.177cm" svg:y1="6.41cm" svg:x2="23.689cm" svg:y2="8.62cm" draw:start-shape="id7" draw:start-glue-point="2" draw:end-shape="id8" draw:end-glue-point="0" svg:d="M24177 6410v1105h-488v1105" svg:viewBox="0 0 489 2211">
          <text:p/>
        </draw:connector>
        <draw:frame draw:style-name="gr3" draw:text-style-name="P18" xml:id="id15" draw:id="id15" draw:layer="layout" svg:width="2.057cm" svg:height="1.37cm" svg:x="17.675cm" svg:y="3.675cm">
          <draw:text-box>
            <text:p text:style-name="P17"><text:span text:style-name="T8">••</text:span><text:span text:style-name="T9">•</text:span></text:p>
          </draw:text-box>
        </draw:frame>
        <draw:frame draw:style-name="gr3" draw:text-style-name="P19" xml:id="id13" draw:id="id13" draw:layer="layout" svg:width="2.057cm" svg:height="0.93cm" svg:x="21.397cm" svg:y="8.62cm">
          <draw:text-box>
            <text:p text:style-name="P17"><text:span text:style-name="T10">••</text:span><text:span text:style-name="T11">•</text:span></text:p>
          </draw:text-box>
        </draw:frame>
        <draw:frame draw:style-name="gr3" draw:text-style-name="P20" xml:id="id14" draw:id="id14" draw:layer="layout" svg:width="2.057cm" svg:height="1.37cm" svg:x="17.676cm" svg:y="15.575cm">
          <draw:text-box>
            <text:p text:style-name="P17"><text:span text:style-name="T12">••</text:span><text:span text:style-name="T13">•</text:span></text:p>
          </draw:text-box>
        </draw:frame>
        <draw:frame draw:style-name="gr3" draw:text-style-name="P21" draw:layer="layout" svg:width="1.608cm" svg:height="1.094cm" svg:x="4.175cm" svg:y="6.891cm">
          <draw:text-box>
            <text:p text:style-name="P11"><text:span text:style-name="T14">SSH</text:span></text:p>
          </draw:text-box>
        </draw:frame>
        <draw:frame draw:style-name="gr3" draw:text-style-name="P21" draw:layer="layout" svg:width="1.608cm" svg:height="1.094cm" svg:x="10.375cm" svg:y="6.891cm">
          <draw:text-box>
            <text:p text:style-name="P11"><text:span text:style-name="T14">SSH</text:span></text:p>
          </draw:text-box>
        </draw:frame>
        <draw:frame draw:style-name="gr3" draw:text-style-name="P21" draw:layer="layout" svg:width="1.608cm" svg:height="1.094cm" svg:x="14.875cm" svg:y="6.891cm">
          <draw:text-box>
            <text:p text:style-name="P11"><text:span text:style-name="T14">SSH</text:span></text:p>
          </draw:text-box>
        </draw:frame>
        <draw:frame draw:style-name="gr3" draw:text-style-name="P21" draw:layer="layout" svg:width="1.608cm" svg:height="1.094cm" svg:x="23.175cm" svg:y="6.891cm">
          <draw:text-box>
            <text:p text:style-name="P11"><text:span text:style-name="T14">SSH</text:span></text:p>
          </draw:text-box>
        </draw:frame>
        <draw:line draw:style-name="gr12" draw:text-style-name="P10" draw:layer="layout" svg:x1="7.985cm" svg:y1="10.19cm" svg:x2="24.495cm" svg:y2="10.19cm">
          <text:p/>
        </draw:line>
        <draw:line draw:style-name="gr12" draw:text-style-name="P10" draw:layer="layout" svg:x1="8.003cm" svg:y1="10.243cm" svg:x2="8.003cm" svg:y2="9.308cm">
          <text:p/>
        </draw:line>
        <draw:line draw:style-name="gr12" draw:text-style-name="P10" draw:layer="layout" svg:x1="24.474cm" svg:y1="10.244cm" svg:x2="24.474cm" svg:y2="9.309cm">
          <text:p/>
        </draw:line>
        <draw:frame draw:style-name="gr3" draw:text-style-name="P22" draw:layer="layout" svg:width="2.857cm" svg:height="0.953cm" svg:x="14.752cm" svg:y="9.269cm">
          <draw:text-box>
            <text:p text:style-name="P11"><text:span text:style-name="T7">N ports</text:span></text:p>
          </draw:text-box>
        </draw:frame>
        <draw:connector draw:style-name="gr13" draw:text-style-name="P11" draw:layer="layout" svg:x1="8.324cm" svg:y1="9.255cm" svg:x2="4.809cm" svg:y2="14.017cm" draw:start-shape="id2" draw:start-glue-point="2" draw:end-shape="id9" draw:end-glue-point="0" svg:d="M8324 9255v2380h-3515v2382" svg:viewBox="0 0 3516 4763">
          <text:p/>
        </draw:connector>
        <draw:connector draw:style-name="gr13" draw:text-style-name="P11" draw:layer="layout" svg:x1="12.899cm" svg:y1="9.255cm" svg:x2="9.572cm" svg:y2="14.017cm" draw:start-shape="id4" draw:start-glue-point="2" draw:end-shape="id10" draw:end-glue-point="0" svg:d="M12899 9255v2380h-3327v2382" svg:viewBox="0 0 3328 4763">
          <text:p/>
        </draw:connector>
        <draw:connector draw:style-name="gr13" draw:text-style-name="P11" draw:layer="layout" svg:x1="17.492cm" svg:y1="9.255cm" svg:x2="14.334cm" svg:y2="14.017cm" draw:start-shape="id6" draw:start-glue-point="2" draw:end-shape="id11" draw:end-glue-point="0" svg:d="M17492 9255v2380h-3158v2382" svg:viewBox="0 0 3159 4763">
          <text:p/>
        </draw:connector>
        <draw:connector draw:style-name="gr13" draw:text-style-name="P11" draw:layer="layout" svg:x1="23.689cm" svg:y1="9.255cm" svg:x2="25.447cm" svg:y2="14.017cm" draw:start-shape="id8" draw:start-glue-point="2" draw:end-shape="id12" draw:end-glue-point="0" svg:d="M23689 9255v2380h1758v2382" svg:viewBox="0 0 1759 4763">
          <text:p/>
        </draw:connector>
        <draw:frame draw:style-name="gr3" draw:text-style-name="P23" draw:layer="layout" svg:width="5.133cm" svg:height="1.587cm" svg:x="1.917cm" svg:y="12.065cm">
          <draw:text-box>
            <text:p text:style-name="P11"><text:span text:style-name="T15">Docker port mapping</text:span></text:p>
          </draw:text-box>
        </draw:frame>
        <draw:frame draw:style-name="gr3" draw:text-style-name="P23" draw:layer="layout" svg:width="5.133cm" svg:height="1.587cm" svg:x="7.418cm" svg:y="12.066cm">
          <draw:text-box>
            <text:p text:style-name="P11"><text:span text:style-name="T15">Docker port mapping</text:span></text:p>
          </draw:text-box>
        </draw:frame>
        <draw:frame draw:style-name="gr3" draw:text-style-name="P23" draw:layer="layout" svg:width="5.133cm" svg:height="1.587cm" svg:x="12.219cm" svg:y="12.067cm">
          <draw:text-box>
            <text:p text:style-name="P11"><text:span text:style-name="T15">Docker port mapping</text:span></text:p>
          </draw:text-box>
        </draw:frame>
        <draw:connector draw:style-name="gr13" draw:text-style-name="P11" draw:layer="layout" svg:x1="22.425cm" svg:y1="9.55cm" svg:x2="18.704cm" svg:y2="15.575cm" draw:start-shape="id13" draw:start-glue-point="2" draw:end-shape="id14" draw:end-glue-point="0" svg:d="M22425 9550v3013h-3721v3012" svg:viewBox="0 0 3722 6026">
          <text:p/>
        </draw:connector>
        <draw:frame draw:style-name="gr3" draw:text-style-name="P23" draw:layer="layout" svg:width="5.133cm" svg:height="1.587cm" svg:x="16.52cm" svg:y="13.368cm">
          <draw:text-box>
            <text:p text:style-name="P11"><text:span text:style-name="T15">Docker port mapping</text:span></text:p>
          </draw:text-box>
        </draw:frame>
        <draw:frame draw:style-name="gr3" draw:text-style-name="P23" draw:layer="layout" svg:width="5.133cm" svg:height="1.587cm" svg:x="22.421cm" svg:y="11.969cm">
          <draw:text-box>
            <text:p text:style-name="P11"><text:span text:style-name="T15">Docker port mapping</text:span></text:p>
          </draw:text-box>
        </draw:frame>
        <draw:connector draw:style-name="gr10" draw:text-style-name="P11" draw:layer="layout" svg:x1="18.703cm" svg:y1="5.045cm" svg:x2="22.425cm" svg:y2="8.62cm" draw:start-shape="id15" draw:start-glue-point="2" draw:end-shape="id13" draw:end-glue-point="0" svg:d="M18703 5045v1788h3722v1787" svg:viewBox="0 0 3723 3576">
          <text:p/>
        </draw:connector>
        <draw:frame draw:style-name="gr3" draw:text-style-name="P21" draw:layer="layout" svg:width="1.608cm" svg:height="1.094cm" svg:x="19.375cm" svg:y="6.391cm">
          <draw:text-box>
            <text:p text:style-name="P11"><text:span text:style-name="T14">SSH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IBM Plex Mono" svg:font-family="'IBM Plex Mono'"/>
    <style:font-face style:name="IBM Plex Mono1" svg:font-family="'IBM Plex Mono'" style:font-pitch="variable"/>
    <style:font-face style:name="IBM Plex Mono2" svg:font-family="'IBM Plex Mono'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left" draw:auto-grow-height="false" draw:fit-to-contour="false" fo:padding-top="0cm" fo:padding-bottom="0cm" fo:padding-left="0.254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t-to-contour="false" fo:padding-left="0cm" fo:wrap-option="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2-07T17:44:36.725903170</meta:creation-date>
    <meta:editing-duration>PT1H7M52S</meta:editing-duration>
    <meta:editing-cycles>21</meta:editing-cycles>
    <meta:generator>LibreOffice/7.3.2.2$MacOSX_AARCH64 LibreOffice_project/49f2b1bff42cfccbd8f788c8dc32c1c309559be0</meta:generator>
    <dc:date>2022-12-13T19:02:55.078736934</dc:date>
    <meta:document-statistic meta:object-count="70"/>
  </office:meta>
</office:document-meta>
</file>